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714375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5:.AL5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4" table:formula="of:=SUM([.H9:.AL9])" table:style-name="ce9">
            <text:p>4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0" table:formula="of:=SUM([.AL4:.AL8])" table:style-name="ce7">
            <text:p>0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4.5" table:formula="of:=SUM([.H3:.AL3])" table:style-name="ce23">
            <text:p>4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5" table:style-name="ce25"/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6.5" table:formula="of:=SUM([.H4:.AL4])" table:style-name="ce23">
            <text:p>6,5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3" table:style-name="ce25"/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2.5" table:style-name="ce24">
            <text:p>2,5</text:p>
          </table:table-cell>
          <table:table-cell table:style-name="ce24"/>
          <table:table-cell table:style-name="ce25"/>
          <table:table-cell office:value-type="float" office:value="3" table:style-name="ce25">
            <text:p>3</text:p>
          </table:table-cell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4" table:formula="of:=SUM([.H5:.AL5])" table:style-name="ce23">
            <text:p>1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5" table:formula="of:=SUM([.H8:.AL8])" table:style-name="ce23">
            <text:p>2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0" table:formula="of:=SUM([.I3:.I7])" table:style-name="ce26">
            <text:p>0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1" table:formula="of:=SUM([.P3:.P7])" table:style-name="ce26">
            <text:p>1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1" table:formula="of:=SUM([.T3:.T7])" table:style-name="ce26">
            <text:p>1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3" table:formula="of:=SUM([.Y3:.Y7])" table:style-name="ce26">
            <text:p>3</text:p>
          </table:table-cell>
          <table:table-cell office:value-type="float" office:value="0.5" table:formula="of:=SUM([.Z3:.Z7])" table:style-name="ce26">
            <text:p>0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6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2.5" table:formula="of:=SUM([.H3:.AL3])" table:style-name="ce23">
            <text:p>2,5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office:value-type="float" office:value="1.5" table:style-name="ce26">
            <text:p>1,5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3.5" table:formula="of:=SUM([.H4:.AL4])" table:style-name="ce23">
            <text:p>13,5</text:p>
          </table:table-cell>
          <table:table-cell table:style-name="ce25"/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2" table:style-name="ce25">
            <text:p>2</text:p>
          </table:table-cell>
          <table:table-cell office:value-type="float" office:value="1.5" table:style-name="ce24">
            <text:p>1,5</text:p>
          </table:table-cell>
          <table:table-cell table:number-columns-repeated="2" table:style-name="ce24"/>
          <table:table-cell office:value-type="float" office:value="0.5" table:style-name="ce24">
            <text:p>0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office:value-type="float" office:value="2" table:style-name="ce25">
            <text:p>2</text:p>
          </table:table-cell>
          <table:table-cell table:style-name="ce25"/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7" table:formula="of:=SUM([.H8:.AL8])" table:style-name="ce23">
            <text:p>27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1" table:formula="of:=SUM([.I3:.I7])" table:style-name="ce30">
            <text:p>1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2" table:formula="of:=SUM([.K3:.K7])" table:style-name="ce30">
            <text:p>2</text:p>
          </table:table-cell>
          <table:table-cell office:value-type="float" office:value="4" table:formula="of:=SUM([.L3:.L7])" table:style-name="ce30">
            <text:p>4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2" table:formula="of:=SUM([.O3:.O7])" table:style-name="ce30">
            <text:p>2</text:p>
          </table:table-cell>
          <table:table-cell office:value-type="float" office:value="1.5" table:formula="of:=SUM([.P3:.P7])" table:style-name="ce30">
            <text:p>1,5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2.5" table:formula="of:=SUM([.S3:.S7])" table:style-name="ce30">
            <text:p>2,5</text:p>
          </table:table-cell>
          <table:table-cell office:value-type="float" office:value="1" table:formula="of:=SUM([.T3:.T7])" table:style-name="ce30">
            <text:p>1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1" table:formula="of:=SUM([.W3:.W7])" table:style-name="ce30">
            <text:p>1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2" table:formula="of:=SUM([.Z3:.Z7])" table:style-name="ce30">
            <text:p>2</text:p>
          </table:table-cell>
          <table:table-cell office:value-type="float" office:value="1" table:formula="of:=SUM([.AA3:.AA7])" table:style-name="ce30">
            <text:p>1</text:p>
          </table:table-cell>
          <table:table-cell office:value-type="float" office:value="2" table:formula="of:=SUM([.AB3:.AB7])" table:style-name="ce30">
            <text:p>2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1" table:formula="of:=SUM([.AE3:.AE7])" table:style-name="ce30">
            <text:p>1</text:p>
          </table:table-cell>
          <table:table-cell office:value-type="float" office:value="1.5" table:formula="of:=SUM([.AF3:.AF7])" table:style-name="ce30">
            <text:p>1,5</text:p>
          </table:table-cell>
          <table:table-cell office:value-type="float" office:value="2" table:formula="of:=SUM([.AG3:.AG7])" table:style-name="ce30">
            <text:p>2</text:p>
          </table:table-cell>
          <table:table-cell office:value-type="float" office:value="1" table:formula="of:=SUM([.AH3:.AH7])" table:style-name="ce30">
            <text:p>1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1.5" table:formula="of:=SUM([.AK3:.AK7])" table:style-name="ce30">
            <text:p>1,5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6.5" table:formula="of:=SUM([.H3:.AL3])" table:style-name="ce23">
            <text:p>6,5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3" table:style-name="ce26"/>
          <table:table-cell office:value-type="float" office:value="1.5" table:style-name="ce26">
            <text:p>1,5</text:p>
          </table:table-cell>
          <table:table-cell table:number-columns-repeated="2" table:style-name="ce30"/>
          <table:table-cell table:style-name="ce24"/>
          <table:table-cell office:value-type="float" office:value="1" table:style-name="ce26">
            <text:p>1</text:p>
          </table:table-cell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2" table:formula="of:=SUM([.H4:.AL4])" table:style-name="ce23">
            <text:p>12</text:p>
          </table:table-cell>
          <table:table-cell table:number-columns-repeated="4" table:style-name="ce24"/>
          <table:table-cell table:number-columns-repeated="4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table:style-name="ce24"/>
          <table:table-cell office:value-type="float" office:value="3" table:style-name="ce24">
            <text:p>3</text:p>
          </table:table-cell>
          <table:table-cell table:number-columns-repeated="2" table:style-name="ce24"/>
          <table:table-cell office:value-type="float" office:value="1.5" table:style-name="ce24">
            <text:p>1,5</text:p>
          </table:table-cell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9" table:formula="of:=SUM([.H5:.AL5])" table:style-name="ce23">
            <text:p>9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4" table:style-name="ce25"/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7.5" table:formula="of:=SUM([.H8:.AL8])" table:style-name="ce23">
            <text:p>27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2" table:formula="of:=SUM([.I3:.I7])" table:style-name="ce26">
            <text:p>2</text:p>
          </table:table-cell>
          <table:table-cell office:value-type="float" office:value="2" table:formula="of:=SUM([.J3:.J7])" table:style-name="ce26">
            <text:p>2</text:p>
          </table:table-cell>
          <table:table-cell office:value-type="float" office:value="1" table:formula="of:=SUM([.K3:.K7])" table:style-name="ce26">
            <text:p>1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2" table:formula="of:=SUM([.Q3:.Q7])" table:style-name="ce26">
            <text:p>2</text:p>
          </table:table-cell>
          <table:table-cell office:value-type="float" office:value="2" table:formula="of:=SUM([.R3:.R7])" table:style-name="ce26">
            <text:p>2</text:p>
          </table:table-cell>
          <table:table-cell office:value-type="float" office:value="2" table:formula="of:=SUM([.S3:.S7])" table:style-name="ce26">
            <text:p>2</text:p>
          </table:table-cell>
          <table:table-cell office:value-type="float" office:value="3" table:formula="of:=SUM([.T3:.T7])" table:style-name="ce26">
            <text:p>3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3" table:formula="of:=SUM([.V3:.V7])" table:style-name="ce26">
            <text:p>3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2" table:formula="of:=SUM([.X3:.X7])" table:style-name="ce26">
            <text:p>2</text:p>
          </table:table-cell>
          <table:table-cell office:value-type="float" office:value="4" table:formula="of:=SUM([.Y3:.Y7])" table:style-name="ce26">
            <text:p>4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1.5" table:formula="of:=SUM([.AB3:.AB7])" table:style-name="ce26">
            <text:p>1,5</text:p>
          </table:table-cell>
          <table:table-cell office:value-type="float" office:value="1" table:formula="of:=SUM([.AC3:.AC7])" table:style-name="ce26">
            <text:p>1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6" table:style-name="ce30"/>
          <table:table-cell table:number-columns-repeated="2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4:.AL4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0" table:formula="of:=SUM([.H8:.AL8])" table:style-name="ce23">
            <text:p>0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0" table:formula="of:=SUM([.I3:.I7])" table:style-name="ce30">
            <text:p>0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0" table:formula="of:=SUM([.O3:.O7])" table:style-name="ce30">
            <text:p>0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5-12-22T10:45:37Z</dc:date>
    <meta:editing-cycles>1</meta:editing-cycles>
    <meta:editing-duration>PT37S</meta:editing-duration>
  </office:meta>
</office:document-meta>
</file>